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2929794145263190991"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4567705040949908950"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4319857459564668625"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5857367563623319064"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487774687916711047"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6961150053596794995"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5281693462779871850"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7817610540607799108"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5593533" text:continue-list="list5281693462779871850"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453812157765877667"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611143"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608566"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5589481"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5601475"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603293"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text:soft-page-break/>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text:soft-page-break/>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soft-page-break/><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10"/>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2270559892186343805" text:style-name="L10">
        <text:list-item>
          <text:list>
            <text:list-header>
              <text:p text:style-name="P119">3.17 mile runs - 10 Greendale Cemetery loops, Total vertical ascent: 220 ft</text:p>
            </text:list-header>
          </text:list>
        </text:list-item>
      </text:list>
      <text:p text:style-name="P15"/>
      <text:p text:style-name="P16"><text:soft-page-break/>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2-15T15:37:53.82</dc:date>
    <dc:creator>James Lombardi</dc:creator>
    <meta:editing-duration>P9DT16H20M44S</meta:editing-duration>
    <meta:editing-cycles>824</meta:editing-cycles>
    <meta:generator>OpenOffice/4.1.2$Win32 OpenOffice.org_project/412m3$Build-9782</meta:generator>
    <meta:document-statistic meta:table-count="0" meta:image-count="8" meta:object-count="0" meta:page-count="94" meta:paragraph-count="2532" meta:word-count="28720" meta:character-count="146804"/>
  </office:meta>
</office:document-meta>
</file>